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5.863cm" style:rel-column-width="3324*"/>
    </style:style>
    <style:style style:name="Tabella1.B" style:family="table-column">
      <style:table-column-properties style:column-width="8.544cm" style:rel-column-width="4844*"/>
    </style:style>
    <style:style style:name="Tabella1.C" style:family="table-column">
      <style:table-column-properties style:column-width="3.182cm" style:rel-column-width="180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text-properties officeooo:rsid="0008a83e" officeooo:paragraph-rsid="0008a83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/>
    </style:style>
    <style:style style:name="gr4" style:family="graphic">
      <style:graphic-properties fo:border="solid #c0c0c0"/>
    </style:style>
    <style:style style:name="gr5" style:family="graphic">
      <style:graphic-properties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 at.db="">true</instanceData>
          </xforms:instance>
          <xforms:bind id="affitti" nodeset="true()" readonly="true()" relevant="true()" required="true()" constraint="true()" calculate="true()" type="xsd:month"/>
          <xforms:bind id="Associazione 1"/>
          <xforms:bind id="Associazione 2" nodeset="text()"/>
          <xforms:bind id="Associazione 3" nodeset="@at.db" readonly="true()"/>
          <xforms:submission id="calcolatori" bind="affitti" ref="true()" action="macro-basic" method="get" indent="false" omit-xml-declaration="false" standalone="false" replace="none"/>
          <xforms:submission id="sito" bind="affitti" ref="manifest(web)" action="--manifest" method="post" indent="false" omit-xml-declaration="false" standalone="false" replace="none"/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lsante 1" form:control-implementation="ooo:com.sun.star.form.component.CommandButton" xml:id="control1" form:id="control1" form:label="calcolatori" form:button-type="submit" office:target-frame="" xlink:href="" form:image-data="" form:xforms-submission="calcolatori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Testo fisso 1" form:control-implementation="ooo:com.sun.star.form.component.FixedText" xml:id="control2" form:id="control2" form:label="@at.db" form:for="control3"/>
          <form:text form:name="Campo di testo 2" form:control-implementation="ooo:com.sun.star.form.component.TextField" xml:id="control3" form:id="control3" form:convert-empty-to-null="true" xforms:bind="Associazione 3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Etichetta " form:control-implementation="ooo:com.sun.star.form.component.FixedText" xml:id="control4" form:id="control4" form:label="instanceData"/>
          <form:text form:name="Campo di testo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le form:name="Pulsante 2" form:control-implementation="ooo:com.sun.star.form.component.FileControl" xml:id="control6" form:id="control6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<draw:control text:anchor-type="paragraph" draw:z-index="3" draw:style-name="gr6" draw:text-style-name="P3" svg:width="4cm" svg:height="0.498cm" svg:x="1.05cm" svg:y="0.032cm" draw:control="control1"/>01ab</text:p>
          </table:table-cell>
          <table:table-cell table:style-name="Tabella1.A1" office:value-type="string">
            <text:p text:style-name="Table_20_Contents"><draw:g text:anchor-type="paragraph" draw:z-index="1" draw:style-name="gr2"><draw:control draw:style-name="gr3" draw:text-style-name="P4" svg:width="4cm" svg:height="0.498cm" svg:x="0.187cm" svg:y="0.014cm" draw:control="control2"/><draw:control draw:style-name="gr4" draw:text-style-name="P5" svg:width="4cm" svg:height="0.498cm" svg:x="4.188cm" svg:y="0.014cm" draw:control="control3"/></draw:g></text:p>
          </table:table-cell>
          <table:table-cell table:style-name="Tabella1.C1" office:value-type="string">
            <text:p text:style-name="Table_20_Contents"/>
          </table:table-cell>
        </table:table-row>
      </table:table>
      <text:p text:style-name="Standard"><draw:g text:anchor-type="paragraph" draw:z-index="2" draw:style-name="gr5"><draw:control draw:style-name="gr3" draw:text-style-name="P4" svg:width="4cm" svg:height="0.498cm" svg:x="-0.007cm" svg:y="0.623cm" draw:control="control4"/><draw:control draw:style-name="gr4" draw:text-style-name="P4" svg:width="4cm" svg:height="0.498cm" svg:x="3.994cm" svg:y="0.623cm" draw:control="control5"/></draw:g><draw:control text:anchor-type="paragraph" draw:z-index="0" draw:style-name="gr1" draw:text-style-name="P3" svg:width="8.947cm" svg:height="0.842cm" svg:x="8.652cm" svg:y="0.496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9:02:45.449707203</meta:creation-date>
    <dc:date>2016-03-23T19:15:12.274075083</dc:date>
    <meta:editing-duration>PT12M27S</meta:editing-duration>
    <meta:editing-cycles>1</meta:editing-cycles>
    <meta:document-statistic meta:table-count="1" meta:image-count="0" meta:object-count="0" meta:page-count="1" meta:paragraph-count="1" meta:word-count="1" meta:character-count="4" meta:non-whitespace-character-count="4"/>
    <meta:generator>LibreOffice/5.0.5.2$Linux_X86_64 LibreOffice_project/00m0$Build-2</meta:generator>
  </office:meta>
</office:document-meta>
</file>